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45a7f" officeooo:paragraph-rsid="00045a7f"/>
    </style:style>
    <style:style style:name="P2" style:family="paragraph" style:parent-style-name="Text_20_body">
      <style:text-properties officeooo:rsid="00045a7f" officeooo:paragraph-rsid="00045a7f"/>
    </style:style>
    <style:style style:name="P3" style:family="paragraph" style:parent-style-name="Text_20_body" style:list-style-name="L1">
      <style:text-properties officeooo:rsid="00045a7f" officeooo:paragraph-rsid="00045a7f"/>
    </style:style>
    <style:style style:name="P4" style:family="paragraph" style:parent-style-name="Text_20_body" style:list-style-name="L1">
      <style:text-properties officeooo:rsid="000612e3" officeooo:paragraph-rsid="000612e3"/>
    </style:style>
    <style:style style:name="P5" style:family="paragraph" style:parent-style-name="Text_20_body" style:list-style-name="L1">
      <style:text-properties officeooo:rsid="00076f92" officeooo:paragraph-rsid="00076f92"/>
    </style:style>
    <style:style style:name="P6" style:family="paragraph" style:parent-style-name="Text_20_body">
      <style:text-properties officeooo:rsid="0007e9d9" officeooo:paragraph-rsid="0007e9d9"/>
    </style:style>
    <style:style style:name="P7" style:family="paragraph" style:parent-style-name="Heading_20_1">
      <style:text-properties officeooo:rsid="00045a7f" officeooo:paragraph-rsid="00045a7f"/>
    </style:style>
    <style:style style:name="P8" style:family="paragraph" style:parent-style-name="Heading_20_1">
      <style:text-properties officeooo:rsid="00076f92" officeooo:paragraph-rsid="00076f92"/>
    </style:style>
    <style:style style:name="P9" style:family="paragraph" style:parent-style-name="Header">
      <style:text-properties officeooo:rsid="00045a7f" officeooo:paragraph-rsid="00045a7f"/>
    </style:style>
    <style:style style:name="T1" style:family="text">
      <style:text-properties officeooo:rsid="000612e3"/>
    </style:style>
    <style:style style:name="T2" style:family="text">
      <style:text-properties officeooo:rsid="00076f92"/>
    </style:style>
    <style:style style:name="T3" style:family="text">
      <style:text-properties officeooo:rsid="0007fe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1 Practical Report</text:p>
      <text:h text:style-name="Heading_20_1" text:outline-level="1">Usage </text:h>
      <text:p text:style-name="P2">Javascript and CSS must be enabled. All testing was done using Google Chrome. There is a working copy of my practical at the address js395.host.cs.st-andrews.ac.uk/shopfront/shopfront.php</text:p>
      <text:p text:style-name="P2">To setup my submission, save it to a location accessible via the internet and “/shopfront/shopfront.php” to the address in a internet browser.</text:p>
      <text:h text:style-name="P7" text:outline-level="1">Summary</text:h>
      <text:p text:style-name="P2">My Web1 practical has completed all the basic requirements. </text:p>
      <text:list xml:id="list1481165222" text:style-name="L1">
        <text:list-item>
          <text:p text:style-name="P3">It dynamically calculates and displays:</text:p>
          <text:list>
            <text:list-item>
              <text:p text:style-name="P3">Sub-total</text:p>
            </text:list-item>
            <text:list-item>
              <text:p text:style-name="P3">Delivery Charge</text:p>
            </text:list-item>
            <text:list-item>
              <text:p text:style-name="P3">VAT</text:p>
            </text:list-item>
          </text:list>
        </text:list-item>
        <text:list-item>
          <text:p text:style-name="P3">At the <text:span text:style-name="T2">server</text:span>-side <text:span text:style-name="T1">it validates the form data(according to the specifications) and informing the user if there is an invalid input.</text:span></text:p>
        </text:list-item>
        <text:list-item>
          <text:p text:style-name="P4">Creates a pop-up confirmation box for the user before they submit the form containing their credit card and order information.</text:p>
        </text:list-item>
        <text:list-item>
          <text:p text:style-name="P5">Extension: I added validation checks to the client-side that dynamically display when an input is invalid or valid and gives the guidelines for a valid input.</text:p>
        </text:list-item>
        <text:list-item>
          <text:p text:style-name="P5">Extension: I improved the layout of the document by hiding the form taking in credit card information until the user presses a button.</text:p>
        </text:list-item>
        <text:list-item>
          <text:p text:style-name="P5">Extension: In this report I discussed security and privacy concerns with this application.</text:p>
        </text:list-item>
      </text:list>
      <text:h text:style-name="P8" text:outline-level="1">Design</text:h>
      <text:p text:style-name="P6">I chose to have the functions that updated the various totals, be called from the updateLineCost function because every time a quantity changed, naturally the totals would change.</text:p>
      <text:p text:style-name="P6">When validating at the server side, I chose to create a new HTML page <text:span text:style-name="T3">because that was the simplest way of informing the user of invalid input. I did consider creating a pop-up box before redirecting the user back to the shopfront page, however this would have required using an echo command to mimic Javacscript. I felt that his would be unnecessarily complicated.</text:span></text:p>
      <text:p text:style-name="P6"/>
      <text:p text:style-name="P2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a7f" officeooo:paragraph-rsid="00045a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012798<text:tab/>CS2003<text:tab/>31/10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3:05.042705150</meta:creation-date>
    <dc:date>2018-10-31T12:50:04.186431798</dc:date>
    <meta:editing-duration>PT5M58S</meta:editing-duration>
    <meta:editing-cycles>2</meta:editing-cycles>
    <meta:generator>LibreOffice/6.0.6.2$Linux_X86_64 LibreOffice_project/00$Build-2</meta:generator>
    <meta:document-statistic meta:table-count="0" meta:image-count="0" meta:object-count="0" meta:page-count="2" meta:paragraph-count="19" meta:word-count="277" meta:character-count="1713" meta:non-whitespace-character-count="1462"/>
  </office:meta>
</office:document-meta>
</file>